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irst_20_paragraph">
      <style:paragraph-properties fo:margin-top="0cm" fo:margin-bottom="0cm" style:contextual-spacing="false"/>
    </style:style>
    <style:style style:name="P2" style:family="paragraph" style:parent-style-name="Text_20_body">
      <style:paragraph-properties fo:margin-top="0cm" fo:margin-bottom="0cm" style:contextual-spacing="false"/>
    </style:style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4">
      <style:paragraph-properties fo:margin-top="0cm" fo:margin-bottom="0cm" style:contextual-spacing="false"/>
    </style:style>
    <style:style style:name="P7" style:family="paragraph" style:parent-style-name="Text_20_body" style:list-style-name="L5">
      <style:paragraph-properties fo:margin-top="0cm" fo:margin-bottom="0cm" style:contextual-spacing="false"/>
    </style:style>
    <style:style style:name="P8" style:family="paragraph" style:parent-style-name="Text_20_body" style:list-style-name="L5">
      <style:paragraph-properties fo:margin-top="0cm" fo:margin-bottom="0cm" style:contextual-spacing="false"/>
      <style:text-properties officeooo:rsid="001ce0dc" officeooo:paragraph-rsid="001ce0d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b04a"/>
    </style:style>
    <style:style style:name="T3" style:family="text">
      <style:text-properties officeooo:rsid="001b8132"/>
    </style:style>
    <style:style style:name="T4" style:family="text">
      <style:text-properties officeooo:rsid="001a06d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gregory-lipkin-mpei-student-4th-year-applied-maths-and-cs"/>Gregory Lipkin, <text:a xlink:type="simple" xlink:href="https://mpei.ru/" text:style-name="Internet_20_link" text:visited-style-name="Visited_20_Internet_20_Link"><text:span text:style-name="Definition">MPEI</text:span></text:a> student (4th year, applied maths and CS)<text:bookmark-end text:name="gregory-lipkin-mpei-student-4th-year-applied-maths-and-cs"/></text:h>
      <text:p text:style-name="P1">Email: lipkin.grisha@mail.ru</text:p>
      <text:p text:style-name="P2">Phone number: +7 (915) 335-5155</text:p>
      <text:p text:style-name="P2">GitHub: <text:a xlink:type="simple" xlink:href="https://github.com/LiGM-GH" text:style-name="Internet_20_link" text:visited-style-name="Visited_20_Internet_20_Link"><text:span text:style-name="Definition">https://github.com/LiGM-GH</text:span></text:a></text:p>
      <text:h text:style-name="Heading_20_2" text:outline-level="2"><text:bookmark-start text:name="skills-and-scientific-interests"/>Skills and Scientific Interests<text:bookmark-end text:name="skills-and-scientific-interests"/></text:h>
      <text:h text:style-name="Heading_20_3" text:outline-level="3"><text:bookmark-start text:name="scientific-interests"/>Scientific Interests<text:bookmark-end text:name="scientific-interests"/></text:h>
      <text:list text:style-name="L1">
        <text:list-item>
          <text:p text:style-name="P3">Building high performance software</text:p>
        </text:list-item>
        <text:list-item>
          <text:p text:style-name="P3">Data types</text:p>
        </text:list-item>
        <text:list-item>
          <text:p text:style-name="P3">Operating systems</text:p>
        </text:list-item>
        <text:list-item>
          <text:p text:style-name="P3">Compilers</text:p>
        </text:list-item>
        <text:list-item>
          <text:p text:style-name="P3">Building AI models</text:p>
        </text:list-item>
      </text:list>
      <text:p text:style-name="First_20_paragraph"><text:span text:style-name="T1">Knowledge of programming languages</text:span>: Rust 8/10, Python 6/10, Ruby 6/10, C 5/10, C++ 5/10, Java 5/10, BASH 4/10, C# 4/10, Lua 3/10, nushell 3/10, Pascal 2/10, MS MASM 1/10,</text:p>
      <text:h text:style-name="Heading_20_3" text:outline-level="3"><text:bookmark-start text:name="os-skills"/>OS Skills<text:bookmark-end text:name="os-skills"/></text:h>
      <text:list text:style-name="L2">
        <text:list-item>
          <text:p text:style-name="P4">Ubuntu linux usage (active everyday use) since 2011</text:p>
        </text:list-item>
        <text:list-item>
          <text:p text:style-name="P4">Debian 12 usage on a server</text:p>
        </text:list-item>
        <text:list-item>
          <text:p text:style-name="P4">Windows home edition active everyday use 2018-2022</text:p>
        </text:list-item>
      </text:list>
      <text:h text:style-name="Heading_20_2" text:outline-level="2"><text:bookmark-start text:name="education"/>Education<text:bookmark-end text:name="education"/></text:h>
      <text:p text:style-name="First_20_paragraph"><text:span text:style-name="T1">2021 - present</text:span> - bachelor’s in Moscow Power Engineering Institute, Computer Engineering and Computer Science Department</text:p>
      <text:p text:style-name="Text_20_body">Courses:</text:p>
      <text:list xml:id="list3586376651" text:style-name="L3">
        <text:list-item>
          <text:p text:style-name="P5">Mathematical:</text:p>
          <text:list text:style-name="L4">
            <text:list-item>
              <text:p text:style-name="P6">Mathematical analysis – <text:span text:style-name="T2">C</text:span></text:p>
            </text:list-item>
            <text:list-item>
              <text:p text:style-name="P6">Complex analysis – <text:span text:style-name="T2">B </text:span></text:p>
            </text:list-item>
            <text:list-item>
              <text:p text:style-name="P6">Differential equations – <text:span text:style-name="T2">B</text:span></text:p>
            </text:list-item>
            <text:list-item>
              <text:p text:style-name="P6">Mathematical statistics – <text:span text:style-name="T2">C</text:span></text:p>
            </text:list-item>
            <text:list-item>
              <text:p text:style-name="P6">Linear algebra and analytical geometry – <text:span text:style-name="T2">C</text:span></text:p>
            </text:list-item>
            <text:list-item>
              <text:p text:style-name="P6">Numerical methods<text:span text:style-name="T2">*</text:span> – <text:span text:style-name="T2">B</text:span></text:p>
            </text:list-item>
            <text:list-item>
              <text:p text:style-name="P6">Graphs theory and combinatorial methods – <text:span text:style-name="T2">A</text:span></text:p>
            </text:list-item>
            <text:list-item>
              <text:p text:style-name="P6">Mathematical logic – <text:span text:style-name="T2">A</text:span></text:p>
            </text:list-item>
            <text:list-item>
              <text:p text:style-name="P6">Optimization methods – <text:span text:style-name="T2">A</text:span></text:p>
            </text:list-item>
            <text:list-item>
              <text:p text:style-name="P6">Programming language semantics – <text:span text:style-name="T2">B</text:span></text:p>
            </text:list-item>
            <text:list-item>
              <text:p text:style-name="P6">Theoretical models of computation – <text:span text:style-name="T2">A</text:span></text:p>
            </text:list-item>
          </text:list>
        </text:list-item>
        <text:list-item>
          <text:p text:style-name="P5">Programming</text:p>
          <text:list text:style-name="L5">
            <text:list-item>
              <text:p text:style-name="P7"><text:soft-page-break/>Languages and methods of programming – <text:span text:style-name="T2">A</text:span></text:p>
            </text:list-item>
            <text:list-item>
              <text:p text:style-name="P7">Data structures and methods of programming – <text:span text:style-name="T2">A</text:span></text:p>
            </text:list-item>
            <text:list-item>
              <text:p text:style-name="P7">Numerical methods<text:span text:style-name="T2">*</text:span> – <text:span text:style-name="T2">B</text:span></text:p>
            </text:list-item>
            <text:list-item>
              <text:p text:style-name="P7">Computer graphics – <text:span text:style-name="T2">B</text:span></text:p>
            </text:list-item>
            <text:list-item>
              <text:p text:style-name="P7">Databases – <text:span text:style-name="T2">A</text:span></text:p>
            </text:list-item>
            <text:list-item>
              <text:p text:style-name="P7">Program engineering – <text:span text:style-name="T2">A</text:span></text:p>
            </text:list-item>
            <text:list-item>
              <text:p text:style-name="P7">Architecture of computing systems – <text:span text:style-name="T2">C</text:span></text:p>
            </text:list-item>
            <text:list-item>
              <text:p text:style-name="P7">Systems programming – <text:span text:style-name="T2">A</text:span></text:p>
            </text:list-item>
            <text:list-item>
              <text:p text:style-name="P7">Translator creation basics – <text:span text:style-name="T2">B</text:span></text:p>
            </text:list-item>
            <text:list-item>
              <text:p text:style-name="P7">Operation systems – <text:span text:style-name="T2">C</text:span></text:p>
            </text:list-item>
            <text:list-item>
              <text:p text:style-name="P7">Data protection – <text:span text:style-name="T2">B</text:span></text:p>
            </text:list-item>
            <text:list-item>
              <text:p text:style-name="P8">AI basics – A</text:p>
            </text:list-item>
          </text:list>
        </text:list-item>
      </text:list>
      <text:h text:style-name="Heading_20_2" text:outline-level="2"><text:bookmark-start text:name="professional-activities"/>Professional activities<text:bookmark-end text:name="professional-activities"/></text:h>
      <text:p text:style-name="First_20_paragraph"><text:span text:style-name="T1">2024</text:span> - telecommunication software modules development for audio conferencing and IVR system based on Asterisk DAHDI libraries for multiport T1/E1 board. Libraries for DACS, conferences, media record and playback.</text:p>
      <text:p text:style-name="Text_20_body"><text:span text:style-name="T1">2024</text:span> - Renaissance Bank practice (Image recognition for harmful images detection purposes) (<text:a xlink:type="simple" xlink:href="https://github.com/LiGM-GH/ren_java_backend" text:style-name="Internet_20_link" text:visited-style-name="Visited_20_Internet_20_Link"><text:span text:style-name="Definition">Backend, written in Java</text:span></text:a>)</text:p>
      <text:p text:style-name="Text_20_body"><text:span text:style-name="T1">2023</text:span> - Renton Hackathon (E-commerce backend application for banking application demonstration)</text:p>
      <text:p text:style-name="Text_20_body"><text:span text:style-name="T1">2022</text:span> - <text:span text:style-name="T3">a</text:span>pplication for medical big data visualization</text:p>
      <text:h text:style-name="Heading_20_2" text:outline-level="2"><text:bookmark-start text:name="teaching-activities"/>Teaching activities<text:bookmark-end text:name="teaching-activities"/></text:h>
      <text:p text:style-name="First_20_paragraph"><text:span text:style-name="T1">2023</text:span> - Teaching a<text:span text:style-name="T4">s</text:span>sistantship on a Data Structures and Algorithms course at <text:a xlink:type="simple" xlink:href="https://maths-h.com/" text:style-name="Internet_20_link" text:visited-style-name="Visited_20_Internet_20_Link">MathsHub</text:a></text:p>
      <text:h text:style-name="Heading_20_2" text:outline-level="2"><text:bookmark-start text:name="languages"/>Languages<text:bookmark-end text:name="languages"/></text:h>
      <text:p text:style-name="First_20_paragraph"><text:span text:style-name="T1">English:</text:span> TOEFL 90/120</text:p>
      <text:p text:style-name="Text_20_body"><text:span text:style-name="T1">Russian:</text:span> native.</text:p>
      <text:h text:style-name="Heading_20_2" text:outline-level="2"><text:bookmark-start text:name="hobbies"/>Hobbies<text:bookmark-end text:name="hobbies"/></text:h>
      <text:p text:style-name="First_20_paragraph">Playing musical instruments (piano, trumpet); 5 years of education in a musical school</text:p>
      <text:p text:style-name="Text_20_body">Sport games (ping pong).</text:p>
      <text:p text:style-name="Text_20_body">Martial arts (previously, Aikido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3e97788786b20d724e2ed0ea7a111abce73cab63</meta:generator>
    <dc:title/>
    <dc:description/>
    <dc:subject/>
    <meta:keyword/>
    <meta:initial-creator/>
    <meta:creation-date>2025-02-05T18:40:43Z</meta:creation-date>
    <dc:date>2025-02-05T22:20:08.490487941</dc:date>
    <meta:editing-duration>PT39M8S</meta:editing-duration>
    <meta:editing-cycles>7</meta:editing-cycles>
    <meta:print-date>2025-02-05T22:19:34.977050750</meta:print-date>
    <meta:printed-by>Файлы PDF</meta:printed-by>
    <meta:document-statistic meta:table-count="0" meta:image-count="0" meta:object-count="0" meta:page-count="2" meta:paragraph-count="59" meta:word-count="339" meta:character-count="2224" meta:non-whitespace-character-count="1952"/>
  </office:meta>
</office:document-meta>
</file>